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E8000003E8D988BAC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cc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d320" draw:textarea-vertical-align="middle" draw:auto-grow-height="false" fo:min-height="0cm" fo:min-width="0cm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6" style:family="graphic" style:parent-style-name="standard">
      <style:graphic-properties draw:stroke="none" draw:stroke-dash="Fine_20_Dashed_20__28_var_29_" svg:stroke-color="#000000" draw:fill="none" draw:fill-color="#ffffff" fo:min-height="1.4cm"/>
    </style:style>
    <style:style style:name="gr7" style:family="graphic" style:parent-style-name="objectwithoutfill">
      <style:graphic-properties svg:stroke-width="0.1cm" svg:stroke-color="#66ff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3333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Fine_20_Dashed_20__28_var_29_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3333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2cm" svg:stroke-color="#83caff" draw:marker-start-width="0.65cm" draw:marker-end="Arrow" draw:marker-end-width="0.75cm" draw:fill="none" draw:textarea-vertical-align="middle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1cm" svg:stroke-color="#7e0021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7e0021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83ca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000000" draw:fill="solid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779cm" svg:height="22.216cm" svg:x="3.107cm" svg:y="0.784cm">
          <draw:image xlink:href="Pictures/10000000000003E8000003E8D988BAC5.jpg" xlink:type="simple" xlink:show="embed" xlink:actuate="onLoad">
            <text:p/>
          </draw:image>
        </draw:frame>
        <draw:line draw:style-name="gr2" draw:text-style-name="P1" draw:layer="layout" svg:x1="16.186cm" svg:y1="11.884cm" svg:x2="20.486cm" svg:y2="12.5cm">
          <text:p/>
        </draw:line>
        <draw:line draw:style-name="gr3" draw:text-style-name="P1" draw:layer="layout" svg:x1="12.907cm" svg:y1="12.563cm" svg:x2="11.086cm" svg:y2="14.884cm">
          <text:p/>
        </draw:line>
        <draw:custom-shape draw:style-name="gr4" draw:text-style-name="P1" draw:layer="layout" svg:width="6.9cm" svg:height="2.3cm" svg:x="1.386cm" svg:y="8.2cm">
          <text:p/>
          <draw:enhanced-geometry svg:viewBox="0 0 21600 21600" draw:text-areas="0 0 21600 21600" draw:mirror-vertical="false" draw:mirror-horizontal="false" draw:type="circular-arrow" draw:modifiers="48.1855889404797 -1.56311243149584 9119.4636322577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layer="layout" svg:width="3.3cm" svg:height="1.25cm" svg:x="29.4cm" svg:y="7.148cm">
          <draw:text-box>
            <text:p>x-Achse</text:p>
          </draw:text-box>
        </draw:frame>
        <draw:frame draw:style-name="gr5" draw:layer="layout" svg:width="3.3cm" svg:height="1.25cm" svg:x="29.4cm" svg:y="8.148cm">
          <draw:text-box>
            <text:p>y-Achse</text:p>
          </draw:text-box>
        </draw:frame>
        <draw:frame draw:style-name="gr6" draw:layer="layout" svg:width="3.3cm" svg:height="1.65cm" svg:x="29.4cm" svg:y="9.298cm">
          <draw:text-box>
            <text:p>z-Achse</text:p>
          </draw:text-box>
        </draw:frame>
        <draw:line draw:style-name="gr3" draw:text-style-name="P1" draw:layer="layout" svg:x1="29.078cm" svg:y1="7.248cm" svg:x2="28.3cm" svg:y2="8.026cm">
          <text:p/>
        </draw:line>
        <draw:line draw:style-name="gr7" draw:text-style-name="P1" draw:layer="layout" svg:x1="28.3cm" svg:y1="8.648cm" svg:x2="29.4cm" svg:y2="8.648cm">
          <text:p/>
        </draw:line>
        <draw:line draw:style-name="gr8" draw:text-style-name="P1" draw:layer="layout" svg:x1="28.7cm" svg:y1="10.148cm" svg:x2="28.7cm" svg:y2="9.048cm">
          <text:p/>
        </draw:line>
        <draw:rect draw:style-name="gr9" draw:text-style-name="P1" draw:layer="layout" svg:width="5cm" svg:height="9.6cm" svg:x="27.8cm" svg:y="6.948cm">
          <text:p/>
        </draw:rect>
        <draw:custom-shape draw:style-name="gr4" draw:text-style-name="P1" draw:layer="layout" svg:width="6.9cm" svg:height="2.3cm" svg:x="19.786cm" svg:y="10.6cm">
          <text:p/>
          <draw:enhanced-geometry svg:viewBox="0 0 21600 21600" draw:text-areas="0 0 21600 21600" draw:type="circular-arrow" draw:modifiers="48.1855889404797 -1.56311243149584 9119.4636322577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6.9cm" svg:height="2.3cm" svg:x="6.886cm" svg:y="13.4cm">
          <text:p/>
          <draw:enhanced-geometry svg:viewBox="0 0 21600 21600" draw:text-areas="0 0 21600 21600" draw:mirror-vertical="true" draw:mirror-horizontal="false" draw:type="circular-arrow" draw:modifiers="48.1855889404797 -1.56311243149584 9119.4636322577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6.9cm" svg:height="2.3cm" svg:x="13.186cm" svg:y="6.2cm">
          <text:p/>
          <draw:enhanced-geometry svg:viewBox="0 0 21600 21600" draw:text-areas="0 0 21600 21600" draw:mirror-vertical="true" draw:mirror-horizontal="false" draw:type="circular-arrow" draw:modifiers="48.1855889404797 -1.56311243149584 9119.4636322577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1" draw:layer="layout" svg:x1="13.786cm" svg:y1="10.084cm" svg:x2="13.886cm" svg:y2="5.484cm">
          <text:p/>
        </draw:line>
        <draw:custom-shape draw:style-name="gr4" draw:text-style-name="P1" draw:layer="layout" svg:width="1.4cm" svg:height="0.4cm" svg:x="28.1cm" svg:y="10.948cm">
          <text:p/>
          <draw:enhanced-geometry svg:viewBox="0 0 21600 21600" draw:text-areas="0 0 21600 21600" draw:mirror-horizontal="false" draw:mirror-vertical="false" draw:type="circular-arrow" draw:modifiers="-56.3891775972529 -151.606348810866 3228.340246398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layer="layout" svg:width="3.6cm" svg:height="1.675cm" svg:x="29.4cm" svg:y="10.392cm">
          <draw:text-box>
            <text:p>Rotordreh-richtung</text:p>
          </draw:text-box>
        </draw:frame>
        <draw:line draw:style-name="gr11" draw:text-style-name="P1" draw:layer="layout" svg:x1="10.286cm" svg:y1="14.4cm" svg:x2="10.286cm" svg:y2="9.7cm">
          <text:p/>
        </draw:line>
        <draw:line draw:style-name="gr12" draw:text-style-name="P1" draw:layer="layout" svg:x1="10.286cm" svg:y1="14cm" svg:x2="10.286cm" svg:y2="12.4cm">
          <text:p text:style-name="P1"/>
        </draw:line>
        <draw:line draw:style-name="gr13" draw:text-style-name="P1" draw:layer="layout" svg:x1="10.286cm" svg:y1="14.4cm" svg:x2="10.286cm" svg:y2="11.7cm">
          <text:p/>
        </draw:line>
        <draw:line draw:style-name="gr11" draw:text-style-name="P1" draw:layer="layout" svg:x1="10.286cm" svg:y1="14.45cm" svg:x2="10.286cm" svg:y2="9.75cm">
          <text:p/>
        </draw:line>
        <draw:line draw:style-name="gr12" draw:text-style-name="P1" draw:layer="layout" svg:x1="10.286cm" svg:y1="14.05cm" svg:x2="10.286cm" svg:y2="12.45cm">
          <text:p/>
        </draw:line>
        <draw:line draw:style-name="gr13" draw:text-style-name="P1" draw:layer="layout" svg:x1="10.286cm" svg:y1="14.45cm" svg:x2="10.286cm" svg:y2="11.75cm">
          <text:p/>
        </draw:line>
        <draw:line draw:style-name="gr11" draw:text-style-name="P1" draw:layer="layout" svg:x1="10.286cm" svg:y1="14.45cm" svg:x2="10.286cm" svg:y2="9.75cm">
          <text:p/>
        </draw:line>
        <draw:line draw:style-name="gr12" draw:text-style-name="P1" draw:layer="layout" svg:x1="10.286cm" svg:y1="14.05cm" svg:x2="10.286cm" svg:y2="12.45cm">
          <text:p/>
        </draw:line>
        <draw:line draw:style-name="gr13" draw:text-style-name="P1" draw:layer="layout" svg:x1="10.286cm" svg:y1="14.45cm" svg:x2="10.286cm" svg:y2="11.75cm">
          <text:p/>
        </draw:line>
        <draw:line draw:style-name="gr11" draw:text-style-name="P1" draw:layer="layout" svg:x1="10.286cm" svg:y1="14.5cm" svg:x2="10.286cm" svg:y2="9.8cm">
          <text:p/>
        </draw:line>
        <draw:line draw:style-name="gr12" draw:text-style-name="P1" draw:layer="layout" svg:x1="10.286cm" svg:y1="14.1cm" svg:x2="10.286cm" svg:y2="12.5cm">
          <text:p/>
        </draw:line>
        <draw:line draw:style-name="gr13" draw:text-style-name="P1" draw:layer="layout" svg:x1="10.286cm" svg:y1="14.5cm" svg:x2="10.286cm" svg:y2="11.8cm">
          <text:p/>
        </draw:line>
        <draw:line draw:style-name="gr11" draw:text-style-name="P1" draw:layer="layout" svg:x1="23.186cm" svg:y1="11.75cm" svg:x2="23.186cm" svg:y2="7.05cm">
          <text:p/>
        </draw:line>
        <draw:line draw:style-name="gr12" draw:text-style-name="P1" draw:layer="layout" svg:x1="23.186cm" svg:y1="11.35cm" svg:x2="23.186cm" svg:y2="9.75cm">
          <text:p/>
        </draw:line>
        <draw:line draw:style-name="gr13" draw:text-style-name="P1" draw:layer="layout" svg:x1="23.186cm" svg:y1="11.75cm" svg:x2="23.186cm" svg:y2="9.05cm">
          <text:p/>
        </draw:line>
        <draw:line draw:style-name="gr11" draw:text-style-name="P1" draw:layer="layout" svg:x1="23.186cm" svg:y1="11.8cm" svg:x2="23.186cm" svg:y2="7.1cm">
          <text:p/>
        </draw:line>
        <draw:line draw:style-name="gr12" draw:text-style-name="P1" draw:layer="layout" svg:x1="23.186cm" svg:y1="11.4cm" svg:x2="23.186cm" svg:y2="9.8cm">
          <text:p/>
        </draw:line>
        <draw:line draw:style-name="gr13" draw:text-style-name="P1" draw:layer="layout" svg:x1="23.186cm" svg:y1="11.8cm" svg:x2="23.186cm" svg:y2="9.1cm">
          <text:p/>
        </draw:line>
        <draw:line draw:style-name="gr11" draw:text-style-name="P1" draw:layer="layout" svg:x1="5.086cm" svg:y1="9.25cm" svg:x2="5.086cm" svg:y2="4.55cm">
          <text:p/>
        </draw:line>
        <draw:line draw:style-name="gr12" draw:text-style-name="P1" draw:layer="layout" svg:x1="5.086cm" svg:y1="8.85cm" svg:x2="5.086cm" svg:y2="7.25cm">
          <text:p/>
        </draw:line>
        <draw:line draw:style-name="gr13" draw:text-style-name="P1" draw:layer="layout" svg:x1="5.086cm" svg:y1="9.25cm" svg:x2="5.086cm" svg:y2="6.55cm">
          <text:p/>
        </draw:line>
        <draw:line draw:style-name="gr11" draw:text-style-name="P1" draw:layer="layout" svg:x1="5.086cm" svg:y1="9.3cm" svg:x2="5.086cm" svg:y2="4.6cm">
          <text:p/>
        </draw:line>
        <draw:line draw:style-name="gr12" draw:text-style-name="P1" draw:layer="layout" svg:x1="5.086cm" svg:y1="8.9cm" svg:x2="5.086cm" svg:y2="7.3cm">
          <text:p/>
        </draw:line>
        <draw:line draw:style-name="gr13" draw:text-style-name="P1" draw:layer="layout" svg:x1="5.086cm" svg:y1="9.3cm" svg:x2="5.086cm" svg:y2="6.6cm">
          <text:p/>
        </draw:line>
        <draw:line draw:style-name="gr11" draw:text-style-name="P1" draw:layer="layout" svg:x1="16.486cm" svg:y1="7.2cm" svg:x2="16.486cm" svg:y2="2.5cm">
          <text:p/>
        </draw:line>
        <draw:line draw:style-name="gr12" draw:text-style-name="P1" draw:layer="layout" svg:x1="16.486cm" svg:y1="6.8cm" svg:x2="16.486cm" svg:y2="5.2cm">
          <text:p/>
        </draw:line>
        <draw:line draw:style-name="gr13" draw:text-style-name="P1" draw:layer="layout" svg:x1="16.486cm" svg:y1="7.2cm" svg:x2="16.486cm" svg:y2="4.5cm">
          <text:p/>
        </draw:line>
        <draw:line draw:style-name="gr14" draw:text-style-name="P1" draw:layer="layout" svg:x1="28.8cm" svg:y1="13.348cm" svg:x2="28.8cm" svg:y2="12.148cm">
          <text:p/>
        </draw:line>
        <draw:line draw:style-name="gr12" draw:text-style-name="P1" draw:layer="layout" svg:x1="16.486cm" svg:y1="6.85cm" svg:x2="16.486cm" svg:y2="5.25cm">
          <text:p/>
        </draw:line>
        <draw:line draw:style-name="gr13" draw:text-style-name="P1" draw:layer="layout" svg:x1="16.486cm" svg:y1="7.25cm" svg:x2="16.486cm" svg:y2="4.55cm">
          <text:p/>
        </draw:line>
        <draw:line draw:style-name="gr11" draw:text-style-name="P1" draw:layer="layout" svg:x1="23.186cm" svg:y1="11.75cm" svg:x2="23.186cm" svg:y2="7.05cm">
          <text:p/>
        </draw:line>
        <draw:line draw:style-name="gr12" draw:text-style-name="P1" draw:layer="layout" svg:x1="23.186cm" svg:y1="11.35cm" svg:x2="23.186cm" svg:y2="9.75cm">
          <text:p/>
        </draw:line>
        <draw:line draw:style-name="gr13" draw:text-style-name="P1" draw:layer="layout" svg:x1="23.186cm" svg:y1="11.75cm" svg:x2="23.186cm" svg:y2="9.05cm">
          <text:p/>
        </draw:line>
        <draw:line draw:style-name="gr11" draw:text-style-name="P1" draw:layer="layout" svg:x1="23.186cm" svg:y1="11.8cm" svg:x2="23.186cm" svg:y2="7.1cm">
          <text:p/>
        </draw:line>
        <draw:line draw:style-name="gr12" draw:text-style-name="P1" draw:layer="layout" svg:x1="23.186cm" svg:y1="11.4cm" svg:x2="23.186cm" svg:y2="9.8cm">
          <text:p/>
        </draw:line>
        <draw:line draw:style-name="gr13" draw:text-style-name="P1" draw:layer="layout" svg:x1="23.186cm" svg:y1="11.8cm" svg:x2="23.186cm" svg:y2="9.1cm">
          <text:p/>
        </draw:line>
        <draw:frame draw:style-name="gr6" draw:layer="layout" svg:width="3.6cm" svg:height="1.65cm" svg:x="29.3cm" svg:y="12.348cm">
          <draw:text-box>
            <text:p>Rotorkraft</text:p>
          </draw:text-box>
        </draw:frame>
        <draw:line draw:style-name="gr13" draw:text-style-name="P1" draw:layer="layout" svg:x1="28.8cm" svg:y1="14.948cm" svg:x2="28.8cm" svg:y2="13.548cm">
          <text:p/>
        </draw:line>
        <draw:line draw:style-name="gr12" draw:text-style-name="P1" draw:layer="layout" svg:x1="28.8cm" svg:y1="15.748cm" svg:x2="28.8cm" svg:y2="14.348cm">
          <text:p/>
        </draw:line>
        <draw:frame draw:style-name="gr6" draw:layer="layout" svg:width="3.6cm" svg:height="1.675cm" svg:x="29.3cm" svg:y="14.198cm">
          <draw:text-box>
            <text:p>Rotor-</text:p>
            <text:p>moment</text:p>
          </draw:text-box>
        </draw:frame>
        <draw:circle draw:style-name="gr15" draw:text-style-name="P1" draw:layer="layout" svg:width="2cm" svg:height="2cm" svg:x="8.686cm" svg:y="17.1cm">
          <text:p text:style-name="P1">1</text:p>
        </draw:circle>
        <draw:circle draw:style-name="gr15" draw:text-style-name="P1" draw:layer="layout" svg:width="2cm" svg:height="2cm" svg:x="21.886cm" svg:y="14.1cm">
          <text:p text:style-name="P1">2</text:p>
        </draw:circle>
        <draw:circle draw:style-name="gr15" draw:text-style-name="P1" draw:layer="layout" svg:width="2cm" svg:height="2cm" svg:x="8.686cm" svg:y="17.1cm">
          <text:p text:style-name="P1">1</text:p>
        </draw:circle>
        <draw:circle draw:style-name="gr15" draw:text-style-name="P1" draw:layer="layout" svg:width="2cm" svg:height="2cm" svg:x="16.586cm" svg:y="8.6cm">
          <text:p text:style-name="P1">3</text:p>
        </draw:circle>
        <draw:circle draw:style-name="gr15" draw:text-style-name="P1" draw:layer="layout" svg:width="2cm" svg:height="2cm" svg:x="3.986cm" svg:y="11.1cm">
          <text:p text:style-name="P1">4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9T16:37:03.23</meta:creation-date>
    <dc:date>2014-12-19T17:46:55.55</dc:date>
    <meta:editing-duration>PT34M8S</meta:editing-duration>
    <meta:editing-cycles>4</meta:editing-cycles>
    <meta:generator>OpenOffice/4.0.0$Win32 OpenOffice.org_project/400m3$Build-9702</meta:generator>
    <meta:document-statistic meta:object-count="62"/>
  </office:meta>
</office:document-meta>
</file>